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22222" style:font-name="arial" fo:font-size="14pt" fo:letter-spacing="normal" fo:font-style="normal" style:text-underline-style="solid" style:text-underline-width="auto" style:text-underline-color="font-color" fo:font-weight="bold" officeooo:rsid="0013157e" officeooo:paragraph-rsid="0013157e" style:font-size-asian="12.25pt" style:font-style-asian="normal" style:font-weight-asian="bold" style:font-size-complex="14pt" style:font-style-complex="normal" style:font-weight-complex="bold"/>
    </style:style>
    <style:style style:name="P3"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style:text-underline-style="none" fo:font-weight="normal" officeooo:rsid="0013157e" officeooo:paragraph-rsid="0013157e" style:font-size-asian="10.5pt" style:font-style-asian="normal" style:font-weight-asian="normal" style:font-size-complex="12pt" style:font-style-complex="normal" style:font-weight-complex="normal"/>
    </style:style>
    <style:style style:name="P4" style:family="paragraph" style:parent-style-name="Standard">
      <style:text-properties fo:font-size="14pt" style:text-underline-style="solid" style:text-underline-width="auto" style:text-underline-color="font-color" fo:font-weight="bold" officeooo:rsid="0013157e" officeooo:paragraph-rsid="0013157e"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3157e" officeooo:paragraph-rsid="0013157e" style:font-size-asian="12.25pt" style:font-weight-asian="bold" style:font-size-complex="14pt" style:font-weight-complex="bold"/>
    </style:style>
    <style:style style:name="P6" style:family="paragraph" style:parent-style-name="Standard">
      <style:text-properties fo:font-size="14pt" style:text-underline-style="none" fo:font-weight="normal" officeooo:rsid="0013157e" officeooo:paragraph-rsid="0013157e" style:font-size-asian="14pt" style:font-weight-asian="normal" style:font-size-complex="14pt" style:font-weight-complex="normal"/>
    </style:style>
    <style:style style:name="P7" style:family="paragraph" style:parent-style-name="Standard">
      <style:text-properties fo:font-size="14pt" style:text-underline-style="none" fo:font-weight="normal" officeooo:rsid="0013157e" officeooo:paragraph-rsid="0013157e" style:font-size-asian="12.25pt" style:font-weight-asian="normal" style:font-size-complex="14pt" style:font-weight-complex="normal"/>
    </style:style>
    <style:style style:name="P8" style:family="paragraph" style:parent-style-name="Standard">
      <style:text-properties fo:font-size="12pt" style:text-underline-style="none" fo:font-weight="normal" officeooo:rsid="0013157e" officeooo:paragraph-rsid="0013157e"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all Organization:</text:p>
      <text:p text:style-name="P3"><text:tab/>I structured my experiment by using nested for loops. My outermost loop ran 5 times in order to accommodate the 5 trials, then the on inside of it would loop from 0.2 to 0.9, and would initialize the timer. The innermost loop would go from 0 to the load factor times the size of the hash table (600011). in which I would create a random number, check if there were copies, and then insert it into the table. I then repeated these loops to cover all 3 of the hash types.</text:p>
      <text:p text:style-name="P2">Raw Data:</text:p>
      <text:p text:style-name="P1"/>
      <text:p text:style-name="P1">Open Hash with factor: 0.2</text:p>
      <text:p text:style-name="P1">0.012321</text:p>
      <text:p text:style-name="P1">0.011636</text:p>
      <text:p text:style-name="P1">0.010466</text:p>
      <text:p text:style-name="P1">0.012435</text:p>
      <text:p text:style-name="P1">0.011358</text:p>
      <text:p text:style-name="P1">Open Hash with factor: 0.3</text:p>
      <text:p text:style-name="P1">0.018643</text:p>
      <text:p text:style-name="P1">0.017956</text:p>
      <text:p text:style-name="P1">0.019652</text:p>
      <text:p text:style-name="P1">0.018769</text:p>
      <text:p text:style-name="P1">0.017966</text:p>
      <text:p text:style-name="P1">Open Hash with factor: 0.4</text:p>
      <text:p text:style-name="P1">0.028254</text:p>
      <text:p text:style-name="P1">0.029057</text:p>
      <text:p text:style-name="P1">0.027664</text:p>
      <text:p text:style-name="P1">0.027001</text:p>
      <text:p text:style-name="P1">0.027564</text:p>
      <text:p text:style-name="P1">Open Hash with factor: 0.5</text:p>
      <text:p text:style-name="P1">0.036154</text:p>
      <text:p text:style-name="P1">0.035826</text:p>
      <text:p text:style-name="P1">0.036038</text:p>
      <text:p text:style-name="P1">0.036533</text:p>
      <text:p text:style-name="P1">0.035643</text:p>
      <text:p text:style-name="P1">Open Hash with factor: 0.6</text:p>
      <text:p text:style-name="P1">0.046693,</text:p>
      <text:p text:style-name="P1"><text:soft-page-break/>0.047676,</text:p>
      <text:p text:style-name="P1">0.048915,</text:p>
      <text:p text:style-name="P1">0.046751,</text:p>
      <text:p text:style-name="P1">0.048055</text:p>
      <text:p text:style-name="P1">Open Hash with factor: 0.7</text:p>
      <text:p text:style-name="P1">0.059758,</text:p>
      <text:p text:style-name="P1">0.05912,</text:p>
      <text:p text:style-name="P1">0.057763,</text:p>
      <text:p text:style-name="P1">0.06534,</text:p>
      <text:p text:style-name="P1">0.070183</text:p>
      <text:p text:style-name="P1">Open Hash with factor: 0.8</text:p>
      <text:p text:style-name="P1">0.086863,</text:p>
      <text:p text:style-name="P1">0.085398,</text:p>
      <text:p text:style-name="P1">0.085993,</text:p>
      <text:p text:style-name="P1">0.080164,</text:p>
      <text:p text:style-name="P1">0.079878</text:p>
      <text:p text:style-name="P1">Open Hash with factor: 0.9</text:p>
      <text:p text:style-name="P1">0.105312,</text:p>
      <text:p text:style-name="P1">0.100754,</text:p>
      <text:p text:style-name="P1">0.095864,</text:p>
      <text:p text:style-name="P1">0.094498,</text:p>
      <text:p text:style-name="P1">0.094152</text:p>
      <text:p text:style-name="P1">Quadratic Hash with factor: 0.2</text:p>
      <text:p text:style-name="P1">0.001469,</text:p>
      <text:p text:style-name="P1">0.001548,</text:p>
      <text:p text:style-name="P1">0.001467,</text:p>
      <text:p text:style-name="P1">0.001466,</text:p>
      <text:p text:style-name="P1">0.001465</text:p>
      <text:p text:style-name="P1">Quadratic Hash with factor: 0.3</text:p>
      <text:p text:style-name="P1">0.002199,</text:p>
      <text:p text:style-name="P1">0.002199,</text:p>
      <text:p text:style-name="P1">0.002189,</text:p>
      <text:p text:style-name="P1">0.002152,</text:p>
      <text:p text:style-name="P1">0.00211</text:p>
      <text:p text:style-name="P1">Quadratic Hash with factor: 0.4</text:p>
      <text:p text:style-name="P1"><text:soft-page-break/>0.002779,</text:p>
      <text:p text:style-name="P1">0.002663,</text:p>
      <text:p text:style-name="P1">0.002622,</text:p>
      <text:p text:style-name="P1">0.002608,</text:p>
      <text:p text:style-name="P1">0.002315</text:p>
      <text:p text:style-name="P1">Quadratic Hash with factor: 0.5</text:p>
      <text:p text:style-name="P1">0.002962,</text:p>
      <text:p text:style-name="P1">0.003217,</text:p>
      <text:p text:style-name="P1">0.003091,</text:p>
      <text:p text:style-name="P1">0.002975,</text:p>
      <text:p text:style-name="P1">0.003016</text:p>
      <text:p text:style-name="P1">Quadratic Hash with factor: 0.6</text:p>
      <text:p text:style-name="P1">0.003551,</text:p>
      <text:p text:style-name="P1">0.003627,</text:p>
      <text:p text:style-name="P1">0.003739,</text:p>
      <text:p text:style-name="P1">0.003664,</text:p>
      <text:p text:style-name="P1">0.00387</text:p>
      <text:p text:style-name="P1">Quadratic Hash with factor: 0.7</text:p>
      <text:p text:style-name="P1">0.004273,</text:p>
      <text:p text:style-name="P1">0.004072,</text:p>
      <text:p text:style-name="P1">0.004117,</text:p>
      <text:p text:style-name="P1">0.004066,</text:p>
      <text:p text:style-name="P1">0.004222</text:p>
      <text:p text:style-name="P1">Quadratic Hash with factor: 0.8</text:p>
      <text:p text:style-name="P1">0.005041,</text:p>
      <text:p text:style-name="P1">0.004968,</text:p>
      <text:p text:style-name="P1">0.004665,</text:p>
      <text:p text:style-name="P1">0.004809,</text:p>
      <text:p text:style-name="P1">0.004737</text:p>
      <text:p text:style-name="P1">Quadratic Hash with factor: 0.9</text:p>
      <text:p text:style-name="P1">0.005294,</text:p>
      <text:p text:style-name="P1">0.005641,</text:p>
      <text:p text:style-name="P1">0.005504,</text:p>
      <text:p text:style-name="P1">0.005176,</text:p>
      <text:p text:style-name="P1">0.005402</text:p>
      <text:p text:style-name="P1"><text:soft-page-break/>Double Hash with factor: 0.2</text:p>
      <text:p text:style-name="P1">0.001197,</text:p>
      <text:p text:style-name="P1">0.001254,</text:p>
      <text:p text:style-name="P1">0.001197,</text:p>
      <text:p text:style-name="P1">0.001183,</text:p>
      <text:p text:style-name="P1">0.001212</text:p>
      <text:p text:style-name="P1">Double Hash with factor: 0.3</text:p>
      <text:p text:style-name="P1">0.001764,</text:p>
      <text:p text:style-name="P1">0.00176,</text:p>
      <text:p text:style-name="P1">0.001763,</text:p>
      <text:p text:style-name="P1">0.002154,</text:p>
      <text:p text:style-name="P1">0.001922</text:p>
      <text:p text:style-name="P1">Double Hash with factor: 0.4</text:p>
      <text:p text:style-name="P1">0.00255,</text:p>
      <text:p text:style-name="P1">0.002713,</text:p>
      <text:p text:style-name="P1">0.002355,</text:p>
      <text:p text:style-name="P1">0.002495,</text:p>
      <text:p text:style-name="P1">0.002313</text:p>
      <text:p text:style-name="P1">Double Hash with factor: 0.5</text:p>
      <text:p text:style-name="P1">0.002875,</text:p>
      <text:p text:style-name="P1">0.002915,</text:p>
      <text:p text:style-name="P1">0.002917,</text:p>
      <text:p text:style-name="P1">0.00289,</text:p>
      <text:p text:style-name="P1">0.002904</text:p>
      <text:p text:style-name="P1">Double Hash with factor: 0.6</text:p>
      <text:p text:style-name="P1">0.003737,</text:p>
      <text:p text:style-name="P1">0.003569,</text:p>
      <text:p text:style-name="P1">0.003791,</text:p>
      <text:p text:style-name="P1">0.003441,</text:p>
      <text:p text:style-name="P1">0.003456</text:p>
      <text:p text:style-name="P1">Double Hash with factor: 0.7</text:p>
      <text:p text:style-name="P1">0.004016,</text:p>
      <text:p text:style-name="P1">0.00405,</text:p>
      <text:p text:style-name="P1">0.004041,</text:p>
      <text:p text:style-name="P1">0.004624,</text:p>
      <text:p text:style-name="P1"><text:soft-page-break/>0.004151</text:p>
      <text:p text:style-name="P1">Double Hash with factor: 0.8</text:p>
      <text:p text:style-name="P1">0.005027,</text:p>
      <text:p text:style-name="P1">0.005022,</text:p>
      <text:p text:style-name="P1">0.004808,</text:p>
      <text:p text:style-name="P1">0.004961,</text:p>
      <text:p text:style-name="P1">0.004927</text:p>
      <text:p text:style-name="P1">Double Hash with factor: 0.9</text:p>
      <text:p text:style-name="P1">0.00538,</text:p>
      <text:p text:style-name="P1">0.005808,</text:p>
      <text:p text:style-name="P1">0.005532,</text:p>
      <text:p text:style-name="P1">0.005721,</text:p>
      <text:p text:style-name="P1">0.005462</text:p>
      <text:p text:style-name="Standard"/>
      <text:p text:style-name="P4">Summary of results:</text:p>
      <text:p text:style-name="P6"/>
      <text:p text:style-name="P8"><text:tab/>The open hash had the highest average timing throughout the higher load factors, although the timings were pretty much all even throughout the earlier load factors. Double and Quadratic were pretty much even throughout all load factors.</text:p>
      <text:p text:style-name="P8"/>
      <text:p text:style-name="P5">Observation and conclusion:</text:p>
      <text:p text:style-name="P7"/>
      <text:p text:style-name="P8"><text:tab/>Although the double and quadratic hash types were more complex in their calculations, they seemed to take up less time because they did not have to use a linked list in each array. Having to go through the array to find the index and then having to access the linked list took some efficiency off of the hashing, making it fall behind that of its pe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9:55:24.238506372</meta:creation-date>
    <dc:date>2017-02-22T20:06:54.691794959</dc:date>
    <meta:editing-duration>PT11M30S</meta:editing-duration>
    <meta:editing-cycles>1</meta:editing-cycles>
    <meta:document-statistic meta:table-count="0" meta:image-count="0" meta:object-count="0" meta:page-count="5" meta:paragraph-count="151" meta:word-count="444" meta:character-count="2849" meta:non-whitespace-character-count="2552"/>
    <meta:generator>LibreOffice/5.1.6.2.0$Linux_X86_64 LibreOffice_project/10$Build-2</meta:generator>
  </office:meta>
</office:document-meta>
</file>